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est counter BS tree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4" office:value-type="float" office:value="1996" calcext:value-type="float">
            <text:p>1996</text:p>
          </table:table-cell>
          <table:table-cell office:value-type="float" office:value="3893" calcext:value-type="float">
            <text:p>3893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826" calcext:value-type="float">
            <text:p>11826</text:p>
          </table:table-cell>
          <table:table-cell office:value-type="float" office:value="28445" calcext:value-type="float">
            <text:p>28445</text:p>
          </table:table-cell>
          <table:table-cell office:value-type="float" office:value="21494" calcext:value-type="float">
            <text:p>2149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945" calcext:value-type="float">
            <text:p>36945</text:p>
          </table:table-cell>
          <table:table-cell office:value-type="float" office:value="105946" calcext:value-type="float">
            <text:p>105946</text:p>
          </table:table-cell>
          <table:table-cell office:value-type="float" office:value="52573" calcext:value-type="float">
            <text:p>525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5253" calcext:value-type="float">
            <text:p>85253</text:p>
          </table:table-cell>
          <table:table-cell office:value-type="float" office:value="284656" calcext:value-type="float">
            <text:p>284656</text:p>
          </table:table-cell>
          <table:table-cell office:value-type="float" office:value="107051" calcext:value-type="float">
            <text:p>10705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4715" calcext:value-type="float">
            <text:p>164715</text:p>
          </table:table-cell>
          <table:table-cell office:value-type="float" office:value="629362" calcext:value-type="float">
            <text:p>629362</text:p>
          </table:table-cell>
          <table:table-cell office:value-type="float" office:value="192657" calcext:value-type="float">
            <text:p>1926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83706" calcext:value-type="float">
            <text:p>283706</text:p>
          </table:table-cell>
          <table:table-cell office:value-type="float" office:value="1222110" calcext:value-type="float">
            <text:p>1222110</text:p>
          </table:table-cell>
          <table:table-cell office:value-type="float" office:value="318018" calcext:value-type="float">
            <text:p>31801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0249" calcext:value-type="float">
            <text:p>450249</text:p>
          </table:table-cell>
          <table:table-cell office:value-type="float" office:value="2159562" calcext:value-type="float">
            <text:p>2159562</text:p>
          </table:table-cell>
          <table:table-cell office:value-type="float" office:value="491223" calcext:value-type="float">
            <text:p>4912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71961" calcext:value-type="float">
            <text:p>671961</text:p>
          </table:table-cell>
          <table:table-cell office:value-type="float" office:value="3552995" calcext:value-type="float">
            <text:p>3552995</text:p>
          </table:table-cell>
          <table:table-cell office:value-type="float" office:value="719397" calcext:value-type="float">
            <text:p>71939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956683" calcext:value-type="float">
            <text:p>956683</text:p>
          </table:table-cell>
          <table:table-cell office:value-type="float" office:value="5529317" calcext:value-type="float">
            <text:p>5529317</text:p>
          </table:table-cell>
          <table:table-cell office:value-type="float" office:value="1010689" calcext:value-type="float">
            <text:p>1010689</text:p>
          </table:table-cell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6" office:value-type="float" office:value="1311617" calcext:value-type="float">
            <text:p>1311617</text:p>
          </table:table-cell>
          <table:table-cell office:value-type="float" office:value="8228615" calcext:value-type="float">
            <text:p>8228615</text:p>
          </table:table-cell>
          <table:table-cell office:value-type="float" office:value="1372413" calcext:value-type="float">
            <text:p>1372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0T19:31:29.602848760</dc:date>
    <meta:editing-duration>PT9M25S</meta:editing-duration>
    <meta:editing-cycles>1</meta:editing-cycles>
    <meta:document-statistic meta:table-count="1" meta:cell-count="40" meta:object-count="0"/>
    <meta:generator>LibreOffice/6.3.4.2$Linux_X86_64 LibreOffice_project/30$Build-2</meta:generator>
  </office:meta>
</office:document-meta>
</file>